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1" style:family="table-row">
      <style:table-row-properties style:min-row-height="11.594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P1" style:family="paragraph" style:parent-style-name="Table_20_Contents">
      <style:text-properties fo:color="#663300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Table_20_Contents">
      <style:text-properties fo:color="#000000" fo:font-weight="normal" style:font-weight-asian="normal" style:font-weight-complex="normal"/>
    </style:style>
    <style:style style:name="P4" style:family="paragraph" style:parent-style-name="Table_20_Contents">
      <style:text-properties fo:color="#ff3333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able_20_Contents">
      <style:text-properties fo:color="#ff3333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fo:color="#ff3333" fo:font-weight="bold" style:font-weight-asian="bold" style:font-weight-complex="bold"/>
    </style:style>
    <style:style style:name="P7" style:family="paragraph" style:parent-style-name="Table_20_Contents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able_20_Contents">
      <style:text-properties style:text-underline-style="solid" style:text-underline-width="auto" style:text-underline-color="font-color"/>
    </style:style>
    <style:style style:name="P9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able_20_Contents">
      <style:paragraph-properties fo:background-color="#cccc99">
        <style:background-image/>
      </style:paragraph-properties>
      <style:text-properties fo:color="#663300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ff3333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ff3333" style:text-underline-style="none" fo:font-weight="bold" style:font-weight-asian="bold" style:font-weight-complex="bold"/>
    </style:style>
    <style:style style:name="T5" style:family="text">
      <style:text-properties fo:color="#ff3333" style:text-underline-style="none" fo:font-weight="normal" style:font-weight-asian="normal" style:font-weight-complex="normal"/>
    </style:style>
    <style:style style:name="T6" style:family="text">
      <style:text-properties fo:color="#000000" style:text-underline-style="none"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 text:c="33"/></text:p>
      <text:p text:style-name="P10"><text:s text:c="50"/>EXPERIENCE INFORMATIQUES</text:p>
      <text:p text:style-name="P10"/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P1"/>
            <text:p text:style-name="P5">Objectif à atteindre:</text:p>
            <text:p text:style-name="P5"/>
            <text:p text:style-name="P2">Trouver un emploi stable dans l'informatique</text:p>
            <text:p text:style-name="P2"/>
            <text:p text:style-name="P4"/>
            <text:p text:style-name="P5">Réalisations:</text:p>
            <text:p text:style-name="P2"><text:s/>www.langageweb.com(code à la main sans cms) www.ideepratique.com (code à la main sans cms) </text:p>
            <text:p text:style-name="P2"/>
            <text:p text:style-name="P2"/>
            <text:p text:style-name="P2"/>
            <text:p text:style-name="P4"/>
            <text:p text:style-name="P5">Résultats atteints</text:p>
            <text:p text:style-name="P2">Pas d'emploi pour le moment mais une formation en alternance qui débouchera peut être sur un emploi durable</text:p>
          </table:table-cell>
          <table:table-cell table:style-name="Tableau1.B1" office:value-type="string">
            <text:p text:style-name="Table_20_Contents"/>
            <text:p text:style-name="P9"><text:span text:style-name="T1">Connaissances acquises:</text:span></text:p>
            <text:p text:style-name="P9"><text:span text:style-name="T1"/></text:p>
            <text:p text:style-name="P3">HTML/CSS3 -- JAVASCRIPT -- jQUERY -- WORDPRESS -- PHP/MYSQL -SECURITE INTERNET--SOLUTIONS CMS -- GIT --COMPRENDRE WEB</text:p>
            <text:p text:style-name="Table_20_Contents"><text:span text:style-name="T2"/></text:p>
            <text:p text:style-name="P8"><text:span text:style-name="T2">Savoir-faire</text:span><text:span text:style-name="T4">:</text:span></text:p>
            <text:p text:style-name="P8"><text:span text:style-name="T4"><text:s/></text:span><text:span text:style-name="T6">J'ai appris pleins de trucs et astuces lors de la création de mes deux sites web</text:span></text:p>
            <text:p text:style-name="Table_20_Contents"><text:span text:style-name="T3"/></text:p>
            <text:p text:style-name="P8"><text:span text:style-name="T2"/></text:p>
            <text:p text:style-name="P8"><text:span text:style-name="T2">Outils pratiqués:</text:span></text:p>
            <text:p text:style-name="Table_20_Contents"><text:s/>Emmet, Pixlr, Vim, gimp, Bootnsipp, Git, Zupimage, Autoprefixer, Web developer ,Netbeans, Eclipse, Sublim <text:s/>text, Window resizer ( responsive), Page ruler,... </text:p>
            <text:p text:style-name="Table_20_Contents"/>
            <text:p text:style-name="P6"/>
            <text:p text:style-name="P6"><text:span text:style-name="T7">Qualités naturelles: </text:span></text:p>
            <text:p text:style-name="Table_20_Contents">Rigueur, astuce, décryptage, persévérance...</text:p>
            <text:p text:style-name="Table_20_Contents"/>
            <text:p text:style-name="P7">Opportunité <text:s/>Manquante:</text:p>
            <text:p text:style-name="Table_20_Contents">Pas d'entreprise pour le moment dans le cadre de ma formation en alternanc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5:21:04.53</meta:creation-date>
    <dc:date>2018-03-15T18:03:13.05</dc:date>
    <meta:editing-duration>PT1H25M11S</meta:editing-duration>
    <meta:editing-cycles>4</meta:editing-cycles>
    <meta:generator>OpenOffice/4.1.4$Win32 OpenOffice.org_project/414m5$Build-9788</meta:generator>
    <meta:document-statistic meta:table-count="1" meta:image-count="0" meta:object-count="0" meta:page-count="1" meta:paragraph-count="18" meta:word-count="125" meta:character-count="976"/>
  </office:meta>
</office:document-meta>
</file>